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font-name-asian="AR PL SungtiL GB" style:font-name-complex="Lohit Hindi"/>
    </style:style>
    <style:style style:name="ce7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7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2"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2" office:value-type="string" calcext:value-type="string">
            <text:p>1 Logo DUE</text:p>
          </table:table-cell>
          <table:table-cell table:style-name="ce7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7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4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4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4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2"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2"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4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4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5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5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7"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6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6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33"/>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3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table:number-columns-repeated="1005"/>
        </table:table-row>
        <table:table-row table:style-name="ro1">
          <table:table-cell table:style-name="ce2" office:value-type="date" office:date-value="2017-10-01" calcext:value-type="date">
            <text:p>2017-10-01</text:p>
          </table:table-cell>
          <table:table-cell table:number-columns-repeated="13"/>
          <table:table-cell office:value-type="string" calcext:value-type="string">
            <text:p>- Figure out what's due, add it to the tracker, and do it</text:p>
          </table:table-cell>
          <table:table-cell table:number-columns-repeated="1009"/>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1">00/00/0000</text:date>, <text:time style:data-style-name="N2" text:time-value="19:57:36.8267330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1T00:28:55.377936577</dc:date>
    <meta:creation-date>2016-09-05T22:47:24Z</meta:creation-date>
    <meta:editing-cycles>1227</meta:editing-cycles>
    <meta:editing-duration>P24DT9H30M18S</meta:editing-duration>
    <meta:generator>LibreOffice/5.2.7.2$Linux_X86_64 LibreOffice_project/20m0$Build-2</meta:generator>
    <meta:document-statistic meta:table-count="4" meta:cell-count="3917" meta:object-count="0"/>
  </office:meta>
</office:document-meta>
</file>